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34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c2c1c1"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5"/>
          <table:table-cell table:style-name="ce14"/>
          <table:table-cell table:style-name="ce8"/>
        </table:table-row>
        <table:table-row table:style-name="ro1">
          <table:table-cell table:style-name="ce1" office:value-type="string" calcext:value-type="string">
            <text:p>Condiciónes</text:p>
          </table:table-cell>
          <table:table-cell table:style-name="ce14"/>
          <table:table-cell table:style-name="ce8"/>
        </table:table-row>
        <table:table-row table:style-name="ro1">
          <table:table-cell office:value-type="string" calcext:value-type="string">
            <text:p>Agrupado en 2 lineas de produc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ción de comisión por inasis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dio diario de visit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sión del 6% sobre las ven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sión del 3% sobre las ven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siones se verán reducidas 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siones se verán reducidas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siones se verán reducidas 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siones se verán reducidas 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as reducida en un 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as reducida en un 25%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9" office:value-type="string" calcext:value-type="string">
            <text:p>Condicio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3} <text:span text:style-name="T1">1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{x € char} <text:span text:style-name="T1">2</text:span></text:p>
          </table:table-cell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{x € int} <text:span text:style-name="T1">3</text:span>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{x € String} <text:span text:style-name="T1">4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1" office:value-type="string" calcext:value-type="string">
            <text:p>{x = A, x= B} <text:span text:style-name="T1">5</text:span>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{x &lt; 0, x &gt; 3} <text:span text:style-name="T1">6</text:span></text:p>
          </table:table-cell>
          <table:table-cell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18T19:14:02.674982532</dc:date>
    <meta:editing-duration>PT32M39S</meta:editing-duration>
    <meta:editing-cycles>6</meta:editing-cycles>
    <meta:generator>LibreOffice/7.3.7.2$Linux_X86_64 LibreOffice_project/30$Build-2</meta:generator>
    <meta:document-statistic meta:table-count="1" meta:cell-count="23" meta:object-count="0"/>
  </office:meta>
</office:document-meta>
</file>